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323cm" table:align="left"/>
    </style:style>
    <style:style style:name="Tabela1.A" style:family="table-column">
      <style:table-column-properties style:column-width="1.931cm"/>
    </style:style>
    <style:style style:name="Tabela1.B" style:family="table-column">
      <style:table-column-properties style:column-width="1.746cm"/>
    </style:style>
    <style:style style:name="Tabela1.C" style:family="table-column">
      <style:table-column-properties style:column-width="0.609cm"/>
    </style:style>
    <style:style style:name="Tabela1.D" style:family="table-column">
      <style:table-column-properties style:column-width="7.662cm"/>
    </style:style>
    <style:style style:name="Tabela1.E" style:family="table-column">
      <style:table-column-properties style:column-width="4.374cm"/>
    </style:style>
    <style:style style:name="Tabela1.A1" style:family="table-cell">
      <style:table-cell-properties fo:padding="0.049cm" fo:border="0.035cm solid #808080"/>
    </style:style>
    <style:style style:name="Tabela1.A2" style:family="table-cell">
      <style:table-cell-properties fo:padding="0.049cm" fo:border-left="0.035cm solid #808080" fo:border-right="none" fo:border-top="none" fo:border-bottom="0.035cm solid #808080"/>
    </style:style>
    <style:style style:name="Tabela1.D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1.A9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ela1.E9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ela2" style:family="table">
      <style:table-properties style:width="15.319cm" table:align="left"/>
    </style:style>
    <style:style style:name="Tabela2.A" style:family="table-column">
      <style:table-column-properties style:column-width="1.773cm"/>
    </style:style>
    <style:style style:name="Tabela2.B" style:family="table-column">
      <style:table-column-properties style:column-width="9.26cm"/>
    </style:style>
    <style:style style:name="Tabela2.C" style:family="table-column">
      <style:table-column-properties style:column-width="4.286cm"/>
    </style:style>
    <style:style style:name="Tabela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a2.C1" style:family="table-cell">
      <style:table-cell-properties fo:padding="0.049cm" fo:border="0.035cm solid #808080"/>
    </style:style>
    <style:style style:name="Tabela2.A2" style:family="table-cell">
      <style:table-cell-properties fo:padding="0.049cm" fo:border-left="0.035cm solid #808080" fo:border-right="none" fo:border-top="none" fo:border-bottom="0.035cm solid #808080"/>
    </style:style>
    <style:style style:name="Tabela2.C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3" style:family="table">
      <style:table-properties style:width="15.081cm" table:align="left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4.763cm"/>
    </style:style>
    <style:style style:name="Tabela3.C" style:family="table-column">
      <style:table-column-properties style:column-width="5.53cm"/>
    </style:style>
    <style:style style:name="Tabela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a3.C1" style:family="table-cell">
      <style:table-cell-properties fo:padding="0.049cm" fo:border="0.035cm solid #808080"/>
    </style:style>
    <style:style style:name="Tabela3.A2" style:family="table-cell">
      <style:table-cell-properties fo:padding="0.049cm" fo:border-left="0.035cm solid #808080" fo:border-right="none" fo:border-top="none" fo:border-bottom="0.035cm solid #808080"/>
    </style:style>
    <style:style style:name="Tabela3.C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4" style:family="table">
      <style:table-properties style:width="15.055cm" table:align="left"/>
    </style:style>
    <style:style style:name="Tabela4.A" style:family="table-column">
      <style:table-column-properties style:column-width="5.53cm"/>
    </style:style>
    <style:style style:name="Tabela4.B" style:family="table-column">
      <style:table-column-properties style:column-width="9.525cm"/>
    </style:style>
    <style:style style:name="Tabela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a4.B1" style:family="table-cell">
      <style:table-cell-properties fo:padding="0.049cm" fo:border="0.035cm solid #808080"/>
    </style:style>
    <style:style style:name="Tabela4.A2" style:family="table-cell">
      <style:table-cell-properties fo:padding="0.049cm" fo:border-left="0.035cm solid #808080" fo:border-right="none" fo:border-top="none" fo:border-bottom="0.035cm solid #808080"/>
    </style:style>
    <style:style style:name="Tabela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5" style:family="table">
      <style:table-properties style:width="15.055cm" table:align="left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0.266cm"/>
    </style:style>
    <style:style style:name="Tabela5.A1" style:family="table-cell">
      <style:table-cell-properties fo:padding="0.049cm" fo:border="0.035cm solid #808080"/>
    </style:style>
    <style:style style:name="Tabela5.A2" style:family="table-cell">
      <style:table-cell-properties fo:padding="0.049cm" fo:border-left="0.035cm solid #808080" fo:border-right="none" fo:border-top="none" fo:border-bottom="0.035cm solid #808080"/>
    </style:style>
    <style:style style:name="Tabela5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6" style:family="table">
      <style:table-properties style:width="15.055cm" table:align="left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0.266cm"/>
    </style:style>
    <style:style style:name="Tabela6.A1" style:family="table-cell">
      <style:table-cell-properties fo:padding="0.049cm" fo:border="0.035cm solid #808080"/>
    </style:style>
    <style:style style:name="Tabela6.A2" style:family="table-cell">
      <style:table-cell-properties fo:padding="0.049cm" fo:border-left="0.035cm solid #808080" fo:border-right="none" fo:border-top="none" fo:border-bottom="0.035cm solid #808080"/>
    </style:style>
    <style:style style:name="Tabela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7" style:family="table">
      <style:table-properties style:width="15.055cm" table:align="left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0.266cm"/>
    </style:style>
    <style:style style:name="Tabela7.A1" style:family="table-cell">
      <style:table-cell-properties fo:padding="0.049cm" fo:border="0.035cm solid #808080"/>
    </style:style>
    <style:style style:name="Tabela7.A2" style:family="table-cell">
      <style:table-cell-properties fo:padding="0.049cm" fo:border-left="0.035cm solid #808080" fo:border-right="none" fo:border-top="none" fo:border-bottom="0.035cm solid #808080"/>
    </style:style>
    <style:style style:name="Tabela7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8" style:family="table">
      <style:table-properties style:width="15.055cm" table:align="left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0.266cm"/>
    </style:style>
    <style:style style:name="Tabela8.A1" style:family="table-cell">
      <style:table-cell-properties fo:padding="0.049cm" fo:border="0.035cm solid #808080"/>
    </style:style>
    <style:style style:name="Tabela8.A2" style:family="table-cell">
      <style:table-cell-properties fo:padding="0.049cm" fo:border-left="0.035cm solid #808080" fo:border-right="none" fo:border-top="none" fo:border-bottom="0.035cm solid #808080"/>
    </style:style>
    <style:style style:name="Tabela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9" style:family="table">
      <style:table-properties style:width="15.293cm" table:align="left"/>
    </style:style>
    <style:style style:name="Tabela9.A" style:family="table-column">
      <style:table-column-properties style:column-width="4.419cm"/>
    </style:style>
    <style:style style:name="Tabela9.B" style:family="table-column">
      <style:table-column-properties style:column-width="10.874cm"/>
    </style:style>
    <style:style style:name="Tabela9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a9.B1" style:family="table-cell">
      <style:table-cell-properties fo:padding="0.049cm" fo:border="0.035cm solid #808080"/>
    </style:style>
    <style:style style:name="Tabela9.A2" style:family="table-cell">
      <style:table-cell-properties fo:padding="0.049cm" fo:border-left="0.035cm solid #808080" fo:border-right="none" fo:border-top="none" fo:border-bottom="0.035cm solid #808080"/>
    </style:style>
    <style:style style:name="Tabela9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ela10" style:family="table">
      <style:table-properties style:width="15.293cm" table:align="left"/>
    </style:style>
    <style:style style:name="Tabela10.A" style:family="table-column">
      <style:table-column-properties style:column-width="4.419cm"/>
    </style:style>
    <style:style style:name="Tabela10.B" style:family="table-column">
      <style:table-column-properties style:column-width="10.874cm"/>
    </style:style>
    <style:style style:name="Tabela10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ela10.B1" style:family="table-cell">
      <style:table-cell-properties fo:padding="0.049cm" fo:border="0.035cm solid #808080"/>
    </style:style>
    <style:style style:name="Tabela10.A2" style:family="table-cell">
      <style:table-cell-properties fo:padding="0.049cm" fo:border-left="0.035cm solid #808080" fo:border-right="none" fo:border-top="none" fo:border-bottom="0.035cm solid #808080"/>
    </style:style>
    <style:style style:name="Tabela10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Text_20_body">
      <style:paragraph-properties fo:margin-left="0cm" fo:margin-right="0cm" fo:margin-top="0.106cm" fo:margin-bottom="0.106cm" fo:text-indent="0cm" style:auto-text-indent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Text_20_body">
      <style:paragraph-properties fo:text-align="end" style:justify-single-word="false"/>
      <style:text-properties style:font-name="Arial" fo:font-size="22pt" style:font-size-asian="22pt" style:font-size-complex="22pt"/>
    </style:style>
    <style:style style:name="P4" style:family="paragraph" style:parent-style-name="Text_20_body">
      <style:paragraph-properties fo:text-align="end" style:justify-single-word="false"/>
      <style:text-properties style:font-name="Arial" fo:font-size="18pt" style:font-size-asian="18pt" style:font-size-complex="18pt"/>
    </style:style>
    <style:style style:name="P5" style:family="paragraph" style:parent-style-name="Heading_20_1">
      <style:text-properties fo:font-size="14pt" style:font-size-asian="14pt" style:font-size-complex="14pt"/>
    </style:style>
    <style:style style:name="P6" style:family="paragraph" style:parent-style-name="Heading_20_2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Heading_20_3">
      <style:text-properties fo:font-size="12pt" style:font-size-asian="12pt" style:font-size-complex="12pt"/>
    </style:style>
    <style:style style:name="P10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lano de testes</text:p>
      <text:p text:style-name="Text_20_body"/>
      <text:p text:style-name="P3">&lt;&lt;Nome do produto&gt;&gt;</text:p>
      <text:p text:style-name="Text_20_body"/>
      <text:p text:style-name="P4">&lt;&lt;Versão X.X&gt;&gt;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Table_20_Contents">Informação do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3" office:value-type="string">
            <text:p text:style-name="Table_20_Contents">Título do documento</text:p>
          </table:table-cell>
          <table:covered-table-cell/>
          <table:covered-table-cell/>
          <table:table-cell table:style-name="Tabela1.D2" table:number-columns-spanned="2" office:value-type="string">
            <text:p text:style-name="Table_20_Contents">Plano-teste</text:p>
          </table:table-cell>
          <table:covered-table-cell/>
        </table:table-row>
        <table:table-row>
          <table:table-cell table:style-name="Tabela1.A2" table:number-columns-spanned="3" office:value-type="string">
            <text:p text:style-name="Table_20_Contents">Autores</text:p>
          </table:table-cell>
          <table:covered-table-cell/>
          <table:covered-table-cell/>
          <table:table-cell table:style-name="Tabela1.D2" table:number-columns-spanned="2" office:value-type="string">
            <text:p text:style-name="Table_20_Contents">Roberto Monteiro</text:p>
          </table:table-cell>
          <table:covered-table-cell/>
        </table:table-row>
        <table:table-row>
          <table:table-cell table:style-name="Tabela1.A2" table:number-columns-spanned="3" office:value-type="string">
            <text:p text:style-name="Table_20_Contents">Comentários</text:p>
          </table:table-cell>
          <table:covered-table-cell/>
          <table:covered-table-cell/>
          <table:table-cell table:style-name="Tabela1.D2" table:number-columns-spanned="2" office:value-type="string">
            <text:p text:style-name="Table_20_Contents">O documento de plano de testes tem como objetivo a definição das metas e dos objetivos dos testes no escopo das fases seguintes, os itens-alvo, a abordagem adotada, os recursos necessários e os produtos que serão liberados.</text:p>
          </table:table-cell>
          <table:covered-table-cell/>
        </table:table-row>
        <table:table-row>
          <table:table-cell table:style-name="Tabela1.A2" table:number-columns-spanned="3" office:value-type="string">
            <text:p text:style-name="Table_20_Contents">Nome do arquivo</text:p>
          </table:table-cell>
          <table:covered-table-cell/>
          <table:covered-table-cell/>
          <table:table-cell table:style-name="Tabela1.D2" table:number-columns-spanned="2" office:value-type="string">
            <text:p text:style-name="Table_20_Contents">Plano-teste.odt</text:p>
          </table:table-cell>
          <table:covered-table-cell/>
        </table:table-row>
        <table:table-row>
          <table:table-cell table:style-name="Tabela1.D2" table:number-columns-spanned="5" office:value-type="string">
            <text:p text:style-name="Table_20_Contents">HISTÓRICO DE REVISÕ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Table_20_Contents">Revisão</text:p>
          </table:table-cell>
          <table:table-cell table:style-name="Tabela1.A2" office:value-type="string">
            <text:p text:style-name="Table_20_Contents">Data</text:p>
          </table:table-cell>
          <table:table-cell table:style-name="Tabela1.A2" table:number-columns-spanned="2" office:value-type="string">
            <text:p text:style-name="Table_20_Contents">Descrição</text:p>
          </table:table-cell>
          <table:covered-table-cell/>
          <table:table-cell table:style-name="Tabela1.D2" office:value-type="string">
            <text:p text:style-name="Table_20_Contents">Autor</text:p>
          </table:table-cell>
        </table:table-row>
        <table:table-row>
          <table:table-cell table:style-name="Tabela1.A2" office:value-type="string">
            <text:p text:style-name="Table_20_Contents">1</text:p>
          </table:table-cell>
          <table:table-cell table:style-name="Tabela1.A2" office:value-type="string">
            <text:p text:style-name="Table_20_Contents"/>
          </table:table-cell>
          <table:table-cell table:style-name="Tabela1.A2" table:number-columns-spanned="2" office:value-type="string">
            <text:p text:style-name="Table_20_Contents">Elaboração da primeira versão do projeto</text:p>
          </table:table-cell>
          <table:covered-table-cell/>
          <table:table-cell table:style-name="Tabela1.D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Table_20_Contents"/>
          </table:table-cell>
          <table:table-cell table:style-name="Tabela1.A9" office:value-type="string">
            <text:p text:style-name="Table_20_Contents"/>
          </table:table-cell>
          <table:table-cell table:style-name="Tabela1.A9" office:value-type="string">
            <text:p text:style-name="Table_20_Contents"/>
          </table:table-cell>
          <table:table-cell table:style-name="Tabela1.A9" office:value-type="string">
            <text:p text:style-name="Table_20_Contents"/>
          </table:table-cell>
          <table:table-cell table:style-name="Tabela1.E9" office:value-type="string">
            <text:p text:style-name="Table_20_Contents"/>
          </table:table-cell>
        </table:table-row>
      </table:table>
      <text:p text:style-name="Text_20_body">Conteúdo</text:p>
      <text:p text:style-name="Text_20_body">1 Introdução....................................................................................................................... 2</text:p>
      <text:p text:style-name="Text_20_body">1.1 Objetivos...................................................................................................................... 2</text:p>
      <text:p text:style-name="Text_20_body">1.2 Escopo......................................................................................................................... 2</text:p>
      <text:p text:style-name="Text_20_body">2 Recursos para ambiente de testes............................................................................ 2</text:p>
      <text:p text:style-name="Text_20_body">2.1 Hardware..................................................................................................................... 2</text:p>
      <text:p text:style-name="Text_20_body">2.2 Software..................................................................................................................... 2</text:p>
      <text:p text:style-name="Text_20_body">2.3 Pessoal........................................................................................................................ 2</text:p>
      <text:p text:style-name="Text_20_body">2.4 Necessidades de treinamento.......................................................................................... 2</text:p>
      <text:p text:style-name="Text_20_body">3 Plano de testes.............................................................................................................. 3</text:p>
      <text:p text:style-name="Text_20_body">3.1 Testes de unidade........................................................................................................... 3</text:p>
      <text:p text:style-name="Text_20_body">3.1.1 Caso de Uso &lt;&lt; nome do caso de uso&gt;&gt;.................................................................... 3</text:p>
      <text:p text:style-name="Text_20_body">3.1.2 Caso de Uso &lt;&lt;nome do caso de uso&gt;&gt;..................................................................... 3</text:p>
      <text:p text:style-name="Text_20_body">3.2 Testes de integração..................................................................................................... 4</text:p>
      <text:p text:style-name="Text_20_body">3.2.1 &lt;&lt;Identificação do Teste&gt;&gt;........................................................................................ 4</text:p>
      <text:p text:style-name="Text_20_body">4 Planejamento dos testes de aceitação.................................................................... 4</text:p>
      <text:p text:style-name="Text_20_body">4.1 Requisito &lt;&lt;nome do caso de uso&gt;&gt;................................................................................ 4</text:p>
      <text:p text:style-name="Text_20_body">4.2 Requisito &lt;&lt;nome do caso de uso&gt;&gt;................................................................................ 4</text:p>
      <text:p text:style-name="Text_20_body"> </text:p>
      <text:h text:style-name="P5" text:outline-level="1" text:is-list-header="true"><text:bookmark text:name="_Toc133111197"/>1 Introdução</text:h>
      <text:h text:style-name="P6" text:outline-level="2" text:is-list-header="true"><text:bookmark text:name="_Toc133111198"/>1.1 Objetivos</text:h>
      <text:p text:style-name="P7"/>
      <text:p text:style-name="P7"/>
      <text:h text:style-name="P6" text:outline-level="2" text:is-list-header="true"><text:bookmark text:name="_Toc133111199"/>1.2 Escopo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#</text:p>
          </table:table-cell>
          <table:table-cell table:style-name="Tabela2.A1" office:value-type="string">
            <text:p text:style-name="P8">Requisito a ser testado</text:p>
          </table:table-cell>
          <table:table-cell table:style-name="Tabela2.C1" office:value-type="string">
            <text:p text:style-name="P8">Docto origem</text:p>
          </table:table-cell>
        </table:table-row>
        <table:table-row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>3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8"/>
          </table:table-cell>
          <table:table-cell table:style-name="Tabela2.C2" office:value-type="string">
            <text:p text:style-name="P8"/>
          </table:table-cell>
        </table:table-row>
      </table:table>
      <text:p text:style-name="P7"/>
      <text:h text:style-name="P5" text:outline-level="1" text:is-list-header="true"><text:bookmark text:name="_Toc133111200"/>2 Recursos para ambiente de testes</text:h>
      <text:h text:style-name="P6" text:outline-level="2" text:is-list-header="true"><text:bookmark text:name="_Toc133111201"/>2.1 Hardware</text:h>
      <text:p text:style-name="P7"/>
      <text:p text:style-name="P7"/>
      <text:p text:style-name="P7"/>
      <text:h text:style-name="P6" text:outline-level="2" text:is-list-header="true"><text:bookmark text:name="_Toc133111202"/>2.2 Software</text:h>
      <text:p text:style-name="P7"/>
      <text:p text:style-name="P7"/>
      <text:h text:style-name="P6" text:outline-level="2" text:is-list-header="true"><text:bookmark text:name="_Toc133111203"/>2.3 Pessoal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8">Nome</text:p>
          </table:table-cell>
          <table:table-cell table:style-name="Tabela3.A1" office:value-type="string">
            <text:p text:style-name="P8">Papéis</text:p>
          </table:table-cell>
          <table:table-cell table:style-name="Tabela3.C1" office:value-type="string">
            <text:p text:style-name="P8">Responsabilidades</text:p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C2" office:value-type="string">
            <text:p text:style-name="P8"/>
          </table:table-cell>
        </table:table-row>
        <table:table-row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C2" office:value-type="string">
            <text:p text:style-name="P8"/>
          </table:table-cell>
        </table:table-row>
      </table:table>
      <text:p text:style-name="P7"/>
      <text:h text:style-name="P6" text:outline-level="2" text:is-list-header="true"><text:bookmark text:name="_Toc133111204"/>2.4 Necessidades de treinamento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Nome ou papel</text:p>
          </table:table-cell>
          <table:table-cell table:style-name="Tabela4.B1" office:value-type="string">
            <text:p text:style-name="P8">Descrição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/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office:value-type="string">
            <text:p text:style-name="P8"/>
          </table:table-cell>
        </table:table-row>
      </table:table>
      <text:p text:style-name="P7"/>
      <text:p text:style-name="P7"> </text:p>
      <text:h text:style-name="P5" text:outline-level="1" text:is-list-header="true"><text:bookmark text:name="_Toc133111205"/>3 Plano de testes</text:h>
      <text:p text:style-name="P7">[Os testes listados abaixo devem ser mais genéricos, onde o seu detalhamento será feito na fase de projeto através da criação dos casos de testes, neste momento o mais importante é identificar o que deve ser testado e não como será testado]</text:p>
      <text:h text:style-name="P6" text:outline-level="2" text:is-list-header="true"><text:bookmark text:name="_Toc133111206"/>3.1 Testes de unidade</text:h>
      <text:h text:style-name="P9" text:outline-level="3" text:is-list-header="true"><text:bookmark text:name="_Toc133111207"/>3.1.1 Caso de Uso &lt;&lt; nome do caso de uso&gt;&gt;</text:h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8">Teste 1</text:p>
          </table:table-cell>
          <table:covered-table-cell/>
        </table:table-row>
        <table:table-row>
          <table:table-cell table:style-name="Tabela5.A2" office:value-type="string">
            <text:p text:style-name="P8">Item de Teste</text:p>
          </table:table-cell>
          <table:table-cell table:style-name="Tabela5.B2" office:value-type="string">
            <text:p text:style-name="P8">&lt;&lt;Identificar o item a ser testado&gt;&gt;</text:p>
          </table:table-cell>
        </table:table-row>
        <table:table-row>
          <table:table-cell table:style-name="Tabela5.A2" office:value-type="string">
            <text:p text:style-name="P8">Descrição do Teste</text:p>
          </table:table-cell>
          <table:table-cell table:style-name="Tabela5.B2" office:value-type="string">
            <text:p text:style-name="P8">&lt;&lt;Descrever o que deve ser testado&gt;&gt;</text:p>
          </table:table-cell>
        </table:table-row>
        <table:table-row>
          <table:table-cell table:style-name="Tabela5.A2" office:value-type="string">
            <text:p text:style-name="P8">Resultado esperado</text:p>
          </table:table-cell>
          <table:table-cell table:style-name="Tabela5.B2" office:value-type="string">
            <text:p text:style-name="P8">&lt;&lt;Descrever o resultado esperado para o caso normal de teste&gt;&gt;</text:p>
          </table:table-cell>
        </table:table-row>
      </table:table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8">Teste 2</text:p>
          </table:table-cell>
          <table:covered-table-cell/>
        </table:table-row>
        <table:table-row>
          <table:table-cell table:style-name="Tabela6.A2" office:value-type="string">
            <text:p text:style-name="P8">Item de Teste</text:p>
          </table:table-cell>
          <table:table-cell table:style-name="Tabela6.B2" office:value-type="string">
            <text:p text:style-name="P8">&lt;&lt;Identificar o item a ser testado&gt;&gt;</text:p>
          </table:table-cell>
        </table:table-row>
        <table:table-row>
          <table:table-cell table:style-name="Tabela6.A2" office:value-type="string">
            <text:p text:style-name="P8">Descrição do Teste</text:p>
          </table:table-cell>
          <table:table-cell table:style-name="Tabela6.B2" office:value-type="string">
            <text:p text:style-name="P8">&lt;&lt;Descrever o que deve ser testado&gt;&gt;</text:p>
          </table:table-cell>
        </table:table-row>
        <table:table-row>
          <table:table-cell table:style-name="Tabela6.A2" office:value-type="string">
            <text:p text:style-name="P8">Resultado esperado</text:p>
          </table:table-cell>
          <table:table-cell table:style-name="Tabela6.B2" office:value-type="string">
            <text:p text:style-name="P8">&lt;&lt;Descrever o resultado esperado para o caso normal de teste&gt;&gt;</text:p>
          </table:table-cell>
        </table:table-row>
      </table:table>
      <text:p text:style-name="P7"/>
      <text:h text:style-name="P9" text:outline-level="3" text:is-list-header="true"><text:bookmark text:name="_Toc133111208"/>3.1.2 Caso de Uso &lt;&lt;nome do caso de uso&gt;&gt;</text:h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8">Teste 1</text:p>
          </table:table-cell>
          <table:covered-table-cell/>
        </table:table-row>
        <table:table-row>
          <table:table-cell table:style-name="Tabela7.A2" office:value-type="string">
            <text:p text:style-name="P8">Item de Teste</text:p>
          </table:table-cell>
          <table:table-cell table:style-name="Tabela7.B2" office:value-type="string">
            <text:p text:style-name="P8">&lt;&lt;Identificar o item a ser testado&gt;&gt;</text:p>
          </table:table-cell>
        </table:table-row>
        <table:table-row>
          <table:table-cell table:style-name="Tabela7.A2" office:value-type="string">
            <text:p text:style-name="P8">Descrição do Teste</text:p>
          </table:table-cell>
          <table:table-cell table:style-name="Tabela7.B2" office:value-type="string">
            <text:p text:style-name="P8">&lt;&lt;Descrever o que deve ser testado&gt;&gt;</text:p>
          </table:table-cell>
        </table:table-row>
        <table:table-row>
          <table:table-cell table:style-name="Tabela7.A2" office:value-type="string">
            <text:p text:style-name="P8">Resultado esperado</text:p>
          </table:table-cell>
          <table:table-cell table:style-name="Tabela7.B2" office:value-type="string">
            <text:p text:style-name="P8">&lt;&lt;Descrever o resultado esperado para o caso normal de teste&gt;&gt;</text:p>
          </table:table-cell>
        </table:table-row>
      </table:table>
      <text:h text:style-name="P10" text:outline-level="2" text:is-list-header="true"><text:bookmark text:name="_Toc133111209"/>3.2 Testes de integração</text:h>
      <text:p text:style-name="P7">[No teste de integração o objetivo é verificar a integração entre as funcionalidades do sistema, por exemplo : testar a emissão de uma nota fiscal, onde envolve o cadastramento de um pedido, o processamento da venda e a emissão da NF]</text:p>
      <text:h text:style-name="P9" text:outline-level="3" text:is-list-header="true"><text:bookmark text:name="_Toc133111210"/>3.2.1 &lt;&lt;Identificação do Teste&gt;&gt;</text:h>
      <text:p text:style-name="P7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8">Teste 1</text:p>
          </table:table-cell>
          <table:covered-table-cell/>
        </table:table-row>
        <table:table-row>
          <table:table-cell table:style-name="Tabela8.A2" office:value-type="string">
            <text:p text:style-name="P8">Item de Teste</text:p>
          </table:table-cell>
          <table:table-cell table:style-name="Tabela8.B2" office:value-type="string">
            <text:p text:style-name="P8">&lt;&lt;Identificar o item a ser testado&gt;&gt;</text:p>
          </table:table-cell>
        </table:table-row>
        <table:table-row>
          <table:table-cell table:style-name="Tabela8.A2" office:value-type="string">
            <text:p text:style-name="P8">Descrição do Teste</text:p>
          </table:table-cell>
          <table:table-cell table:style-name="Tabela8.B2" office:value-type="string">
            <text:p text:style-name="P8">&lt;&lt;Descrever o que deve ser testado&gt;&gt;</text:p>
          </table:table-cell>
        </table:table-row>
        <table:table-row>
          <table:table-cell table:style-name="Tabela8.A2" office:value-type="string">
            <text:p text:style-name="P8">Resultado esperado</text:p>
          </table:table-cell>
          <table:table-cell table:style-name="Tabela8.B2" office:value-type="string">
            <text:p text:style-name="P8">&lt;&lt;Descrever o resultado esperado para o caso normal de teste&gt;&gt;</text:p>
          </table:table-cell>
        </table:table-row>
      </table:table>
      <text:p text:style-name="P7"/>
      <text:h text:style-name="P5" text:outline-level="1" text:is-list-header="true"><text:bookmark text:name="_Toc133111211"/>4 Planejamento dos testes de aceitação</text:h>
      <text:p text:style-name="P7">[Nesta seção deveremos listar todos os requisitos levantados no documento de escopo do sistema, e descrever pelo menos um teste para cada requisito, estes testes serão executados com os usuários do sistema, para a homologação do sistema]</text:p>
      <text:h text:style-name="P6" text:outline-level="2" text:is-list-header="true"><text:bookmark text:name="_Toc133111212"/>4.1 Requisito &lt;&lt;nome do caso de uso&gt;&gt;</text:h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">Requisito</text:p>
          </table:table-cell>
          <table:table-cell table:style-name="Tabela9.B1" office:value-type="string">
            <text:p text:style-name="P8">&lt;&lt;nome do caso de uso&gt;&gt;</text:p>
          </table:table-cell>
        </table:table-row>
        <table:table-row>
          <table:table-cell table:style-name="Tabela9.A2" office:value-type="string">
            <text:p text:style-name="P8">Descrição do teste</text:p>
          </table:table-cell>
          <table:table-cell table:style-name="Tabela9.B2" office:value-type="string">
            <text:p text:style-name="P8"/>
          </table:table-cell>
        </table:table-row>
        <table:table-row>
          <table:table-cell table:style-name="Tabela9.A2" office:value-type="string">
            <text:p text:style-name="P8">Resultados esperados</text:p>
          </table:table-cell>
          <table:table-cell table:style-name="Tabela9.B2" office:value-type="string">
            <text:p text:style-name="P8"/>
          </table:table-cell>
        </table:table-row>
        <table:table-row>
          <table:table-cell table:style-name="Tabela9.A2" office:value-type="string">
            <text:p text:style-name="P8">Grau de importância *</text:p>
          </table:table-cell>
          <table:table-cell table:style-name="Tabela9.B2" office:value-type="string">
            <text:p text:style-name="P8"/>
          </table:table-cell>
        </table:table-row>
      </table:table>
      <text:p text:style-name="P7">* Crítico, Importante e Baixo</text:p>
      <text:h text:style-name="P6" text:outline-level="2" text:is-list-header="true"><text:bookmark text:name="_Toc133111213"/>4.2 Requisito &lt;&lt;nome do caso de uso&gt;&gt;</text:h>
      <text:p text:style-name="P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8">Requisito</text:p>
          </table:table-cell>
          <table:table-cell table:style-name="Tabela10.B1" office:value-type="string">
            <text:p text:style-name="P8">&lt;&lt;nome do caso de uso&gt;&gt;</text:p>
          </table:table-cell>
        </table:table-row>
        <table:table-row>
          <table:table-cell table:style-name="Tabela10.A2" office:value-type="string">
            <text:p text:style-name="P8">Descrição do teste</text:p>
          </table:table-cell>
          <table:table-cell table:style-name="Tabela10.B2" office:value-type="string">
            <text:p text:style-name="P8"/>
          </table:table-cell>
        </table:table-row>
        <table:table-row>
          <table:table-cell table:style-name="Tabela10.A2" office:value-type="string">
            <text:p text:style-name="P8">Resultados esperados</text:p>
          </table:table-cell>
          <table:table-cell table:style-name="Tabela10.B2" office:value-type="string">
            <text:p text:style-name="P8"/>
          </table:table-cell>
        </table:table-row>
        <table:table-row>
          <table:table-cell table:style-name="Tabela10.A2" office:value-type="string">
            <text:p text:style-name="P8">Grau de importância *</text:p>
          </table:table-cell>
          <table:table-cell table:style-name="Tabela10.B2" office:value-type="string">
            <text:p text:style-name="P8"/>
          </table:table-cell>
        </table:table-row>
      </table:table>
      <text:p text:style-name="P7"><text:s/>* Crítico, Importante e Baixo</text:p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Roberto Monteiro</meta:initial-creator>
    <meta:creation-date>2006-06-08T20:05:10</meta:creation-date>
    <dc:creator>Roberto Monteiro</dc:creator>
    <dc:date>2006-06-08T20:19:01</dc:date>
    <dc:language>pt-BR</dc:language>
    <meta:editing-cycles>7</meta:editing-cycles>
    <meta:editing-duration>PT13M52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4" meta:paragraph-count="111" meta:word-count="547" meta:character-count="4817"/>
  </office:meta>
</office:document-meta>
</file>